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00%"/>
    </style:style>
    <style:style style:name="P2" style:family="paragraph" style:parent-style-name="normal">
      <style:paragraph-properties fo:line-height="100%"/>
      <style:text-properties officeooo:paragraph-rsid="001743b1"/>
    </style:style>
    <style:style style:name="P3" style:family="paragraph" style:parent-style-name="normal">
      <style:paragraph-properties fo:line-height="50%"/>
    </style:style>
    <style:style style:name="P4" style:family="paragraph" style:parent-style-name="normal">
      <style:text-properties fo:color="#000000" fo:font-weight="normal" officeooo:rsid="001b2fcc" officeooo:paragraph-rsid="00158079" style:font-weight-asian="normal" style:font-weight-complex="normal"/>
    </style:style>
    <style:style style:name="P5" style:family="paragraph" style:parent-style-name="normal">
      <style:paragraph-properties fo:line-height="100%"/>
      <style:text-properties fo:color="#000000"/>
    </style:style>
    <style:style style:name="P6" style:family="paragraph" style:parent-style-name="normal">
      <style:paragraph-properties fo:line-height="100%"/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P7" style:family="paragraph" style:parent-style-name="normal">
      <loext:graphic-properties draw:fill="none" draw:fill-color="#ffffff"/>
      <style:paragraph-properties fo:margin-left="0.3cm" fo:margin-right="0.3cm" fo:margin-top="0cm" fo:margin-bottom="0.247cm" loext:contextual-spacing="false" fo:line-height="115%" fo:text-align="start" style:justify-single-word="false" fo:keep-together="auto" fo:orphans="2" fo:widows="2" fo:text-indent="1cm" style:auto-text-indent="false" fo:break-before="auto" fo:break-after="auto" fo:background-color="transparent" fo:padding="0cm" fo:border="none" fo:keep-with-next="auto"/>
    </style:style>
    <style:style style:name="P8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6" style:family="paragraph" style:parent-style-name="normal">
      <loext:graphic-properties draw:fill="none" draw:fill-color="#ffffff"/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7" style:family="paragraph" style:parent-style-name="normal">
      <loext:graphic-properties draw:fill="none" draw:fill-color="#ffffff"/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</style:style>
    <style:style style:name="P18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</style:style>
    <style:style style:name="P19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fo:keep-with-next="auto"/>
    </style:style>
    <style:style style:name="P20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background-color="transparent" fo:padding="0cm" fo:border="none" fo:keep-with-next="auto"/>
      <style:text-properties fo:color="#000000" fo:font-size="12pt" fo:font-weight="normal" officeooo:rsid="001c7a4b" officeooo:paragraph-rsid="00158079" style:font-size-asian="10.5pt" style:font-weight-asian="normal" style:font-size-complex="12pt" style:font-weight-complex="normal"/>
    </style:style>
    <style:style style:name="P21" style:family="paragraph" style:parent-style-name="normal">
      <style:paragraph-properties fo:margin-left="1.27cm" fo:margin-right="0.3cm" fo:text-indent="0cm" style:auto-text-indent="false"/>
    </style:style>
    <style:style style:name="P22" style:family="paragraph" style:parent-style-name="normal">
      <style:paragraph-properties fo:margin-left="1.27cm" fo:margin-right="0.3cm" fo:line-height="50%" fo:text-indent="0cm" style:auto-text-indent="false"/>
    </style:style>
    <style:style style:name="P23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style:font-name-asian="Consolas2" style:font-size-asian="10pt" style:font-name-complex="Consolas2" style:font-size-complex="10pt"/>
    </style:style>
    <style:style style:name="P24" style:family="paragraph" style:parent-style-name="normal">
      <style:paragraph-properties fo:margin-left="1.27cm" fo:margin-right="0.3cm" fo:line-height="50%" fo:text-indent="0cm" style:auto-text-indent="false"/>
      <style:text-properties fo:font-weight="bold" officeooo:rsid="00158079" officeooo:paragraph-rsid="00158079" style:font-weight-asian="bold" style:font-weight-complex="bold"/>
    </style:style>
    <style:style style:name="P25" style:family="paragraph" style:parent-style-name="normal">
      <style:paragraph-properties fo:margin-left="1.27cm" fo:margin-right="0.3cm" fo:line-height="50%" fo:text-indent="0cm" style:auto-text-indent="false"/>
      <style:text-properties fo:font-weight="normal" officeooo:rsid="00158079" officeooo:paragraph-rsid="00158079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normal" fo:background-color="transparent" loext:char-shading-value="0" style:font-name-asian="Times New Roman1" style:font-size-asian="16pt" style:font-style-asian="normal" style:font-weight-asian="normal" style:font-name-complex="Times New Roman1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background-color="transparent" loext:char-shading-value="0" style:font-size-asian="12pt" style:font-style-asian="normal" style:font-size-complex="12pt"/>
    </style:style>
    <style:style style:name="T7" style:family="text">
      <style:text-properties fo:font-variant="normal" fo:text-transform="none" fo:color="#ff00ff" style:text-line-through-style="none" style:text-line-through-type="none" style:text-position="0% 100%" style:font-name="Times New Roman" fo:font-size="14pt" fo:font-style="normal" style:text-underline-style="none" fo:font-weight="normal" officeooo:rsid="00158079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variant="normal" fo:text-transform="none" fo:color="#ff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58079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58079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11" style:family="text">
      <style:text-properties fo:color="#ff00ff" fo:font-size="12pt" fo:font-weight="bold" style:font-size-asian="12pt" style:font-weight-asian="bold" style:font-size-complex="12pt"/>
    </style:style>
    <style:style style:name="T12" style:family="text">
      <style:text-properties fo:color="#ff00ff" fo:font-size="12pt" fo:font-weight="bold" officeooo:rsid="00158079" style:font-size-asian="12pt" style:font-weight-asian="bold" style:font-size-complex="12pt"/>
    </style:style>
    <style:style style:name="T13" style:family="text">
      <style:text-properties fo:font-size="12pt" fo:font-weight="bold" style:font-size-asian="12pt" style:font-weight-asian="bold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7" style:family="text">
      <style:text-properties fo:font-size="12pt" style:text-underline-style="solid" style:text-underline-width="auto" style:text-underline-color="font-color" fo:font-weight="bold" officeooo:rsid="00158079" style:font-size-asian="12pt" style:font-weight-asian="bold" style:font-size-complex="12pt"/>
    </style:style>
    <style:style style:name="T18" style:family="text">
      <style:text-properties fo:color="#ff0000" fo:font-size="12pt" fo:font-weight="bold" style:font-size-asian="12pt" style:font-weight-asian="bold" style:font-size-complex="12pt"/>
    </style:style>
    <style:style style:name="T19" style:family="text">
      <style:text-properties fo:color="#ff0000" fo:font-size="12pt" style:font-size-asian="12pt" style:font-size-complex="12pt"/>
    </style:style>
    <style:style style:name="T20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1" style:family="text">
      <style:text-properties fo:color="#ff0000" fo:font-weight="bold" officeooo:rsid="001dc752" style:font-size-asian="12pt" style:font-weight-asian="bold"/>
    </style:style>
    <style:style style:name="T22" style:family="text">
      <style:text-properties fo:color="#ff0000" fo:font-weight="bold" style:font-size-asian="12pt" style:font-weight-asian="bold"/>
    </style:style>
    <style:style style:name="T23" style:family="text">
      <style:text-properties fo:color="#ff0000" fo:font-weight="bold" officeooo:rsid="00158079" style:font-size-asian="12pt" style:font-weight-asian="bold"/>
    </style:style>
    <style:style style:name="T24" style:family="text">
      <style:text-properties style:font-name="Consolas" fo:font-size="10pt" style:font-name-asian="Consolas2" style:font-size-asian="10pt" style:font-name-complex="Consolas2" style:font-size-complex="10pt"/>
    </style:style>
    <style:style style:name="T25" style:family="text">
      <style:text-properties style:font-name="Consolas" fo:font-size="10pt" fo:font-weight="bold" style:font-name-asian="Consolas2" style:font-size-asian="10pt" style:font-weight-asian="bold" style:font-name-complex="Consolas2" style:font-size-complex="10pt"/>
    </style:style>
    <style:style style:name="T26" style:family="text">
      <style:text-properties fo:font-size="16pt" fo:font-weight="bold" style:font-size-asian="16pt" style:font-weight-asian="bold" style:font-size-complex="16pt"/>
    </style:style>
    <style:style style:name="T27" style:family="text">
      <style:text-properties fo:color="#000000" fo:font-size="12pt" fo:font-weight="bold" officeooo:rsid="00158079" style:font-size-asian="12pt" style:font-weight-asian="bold" style:font-size-complex="12pt"/>
    </style:style>
    <style:style style:name="T28" style:family="text">
      <style:text-properties fo:color="#000000" fo:font-size="12pt" fo:font-weight="bold" style:font-size-asian="12pt" style:font-weight-asian="bold" style:font-size-complex="12pt"/>
    </style:style>
    <style:style style:name="T29" style:family="text">
      <style:text-properties fo:font-weight="bold" style:font-size-asian="12pt" style:font-weight-asian="bold"/>
    </style:style>
    <style:style style:name="T30" style:family="text">
      <style:text-properties fo:font-weight="bold" officeooo:rsid="00158079" style:font-size-asian="12pt" style:font-weight-asian="bold"/>
    </style:style>
    <style:style style:name="T31" style:family="text">
      <style:text-properties fo:font-weight="bold" officeooo:rsid="001dc752" style:font-size-asian="12pt" style:font-weight-asian="bold"/>
    </style:style>
    <style:style style:name="T32" style:family="text">
      <style:text-properties style:font-size-asian="12pt"/>
    </style:style>
    <style:style style:name="T33" style:family="text">
      <style:text-properties officeooo:rsid="00158079" style:font-size-asian="12pt"/>
    </style:style>
    <style:style style:name="T34" style:family="text">
      <style:text-properties officeooo:rsid="001dc752" style:font-size-asian="12pt"/>
    </style:style>
    <style:style style:name="T35" style:family="text">
      <style:text-properties style:font-name="Consolas1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осковский Авиационный Институт</text:span></text:p>
      <text:p text:style-name="P9"><text:span text:style-name="T1">(Национальный Исследовательский Университет)</text:span></text:p>
      <text:p text:style-name="P9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9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0"/>
      <text:p text:style-name="P10"/>
      <text:p text:style-name="P9"><text:span text:style-name="T3">Лабораторная работа №</text:span><text:span text:style-name="T9">3</text:span><text:span text:style-name="T3"> по курсу</text:span></text:p>
      <text:p text:style-name="P9"><text:span text:style-name="T3">«Операционные системы»</text:span></text:p>
      <text:p text:style-name="P12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4"><text:span text:style-name="T1">Группа: М80-20</text:span>6<text:span text:style-name="T1">Б-20</text:span></text:p>
      <text:p text:style-name="P14"><text:span text:style-name="T1">Студент: </text:span><text:span text:style-name="T10">Мошенский А.А.</text:span></text:p>
      <text:p text:style-name="P14"><text:span text:style-name="T1">Преподаватель: Миронов Е.С.</text:span></text:p>
      <text:p text:style-name="P14"><text:span text:style-name="T1">Оценка: ____________________ </text:span></text:p>
      <text:p text:style-name="P14"><text:span text:style-name="T1">Дата: </text:span><text:span text:style-name="T10">17.11.2023.</text:span></text:p>
      <text:p text:style-name="P11"/>
      <text:p text:style-name="P13"/>
      <text:p text:style-name="P15"/>
      <text:p text:style-name="P15"><text:span text:style-name="T1">Москва, 202</text:span>3</text:p>
      <text:p text:style-name="P15"/>
      <text:p text:style-name="P17"><text:soft-page-break/><text:span text:style-name="T3">Постановка задачи</text:span></text:p>
      <text:p text:style-name="normal"><text:span text:style-name="T13">Вариант </text:span><text:span text:style-name="T27">2</text:span><text:span text:style-name="T13">.</text:span></text:p>
      <text:p text:style-name="P4"><text:span text:style-name="T6">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е в файл. Числа имеют тип float. Коичество чисел может быть произвольным.</text:span></text:p>
      <text:p text:style-name="P17"><text:span text:style-name="T3"><text:s text:c="2"/>Общий метод и алгоритм решения</text:span></text:p>
      <text:p text:style-name="P18"><text:span text:style-name="T15">Использованные системные вызовы:</text:span></text:p>
      <text:list xml:id="list2867654232" text:style-name="WWNum1">
        <text:list-item>
          <text:p text:style-name="P19"><text:span text:style-name="T15">pid_t fork(void); – создает дочерний процесс. </text:span></text:p>
        </text:list-item>
        <text:list-item>
          <text:p text:style-name="P19"><text:span text:style-name="T15">int pipe(int *fd); – </text:span><text:span text:style-name="T19">…</text:span></text:p>
        </text:list-item>
      </text:list>
      <text:p text:style-name="P20"><text:span text:style-name="T32"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представлены разными программами. Родительский процесс передает команды пользователя дочерн</text:span><text:span text:style-name="T33">ему</text:span><text:span text:style-name="T32"> процесс</text:span><text:span text:style-name="T33">у</text:span><text:span text:style-name="T32">. Дочерний процесс при необходимости </text:span><text:span text:style-name="T34">передает данные в родительский процесс. Результаты своей работы дочерний процесс пишет в созданный им файл. Взаимодействие между процессами осуществляется через отображаемые файлы (memory-mapped files).</text:span></text:p>
      <text:p text:style-name="P17"><text:span text:style-name="T3">Код программы</text:span></text:p>
      <text:p text:style-name="P21"><text:span text:style-name="T17">parent</text:span><text:span text:style-name="T16">.c</text:span></text:p>
      <text:p text:style-name="P22"><text:span text:style-name="T24">#define _XOPEN_SOURCE 500</text:span></text:p>
      <text:p text:style-name="P22"><text:span text:style-name="T24">#include &lt;stdio.h&gt;</text:span></text:p>
      <text:p text:style-name="P22"><text:span text:style-name="T24">#include &lt;string.h&gt;</text:span></text:p>
      <text:p text:style-name="P22"><text:span text:style-name="T24">#include &lt;stdlib.h&gt;</text:span></text:p>
      <text:p text:style-name="P22"><text:span text:style-name="T24">#include &lt;unistd.h&gt;</text:span></text:p>
      <text:p text:style-name="P22"><text:span text:style-name="T24">#include &lt;fcntl.h&gt;</text:span></text:p>
      <text:p text:style-name="P22"><text:span text:style-name="T24">#include &lt;sys/mman.h&gt;</text:span></text:p>
      <text:p text:style-name="P22"><text:span text:style-name="T24">#include &lt;sys/types.h&gt;</text:span></text:p>
      <text:p text:style-name="P22"><text:span text:style-name="T24">#include &lt;sys/wait.h&gt;</text:span></text:p>
      <text:p text:style-name="P22"><text:span text:style-name="T24"/></text:p>
      <text:p text:style-name="P22"><text:span text:style-name="T24"/></text:p>
      <text:p text:style-name="P22"><text:span text:style-name="T24">int fd, status, id;</text:span></text:p>
      <text:p text:style-name="P22"><text:span text:style-name="T24">float send_msg;</text:span></text:p>
      <text:p text:style-name="P22"><text:span text:style-name="T24">float *ptr;</text:span></text:p>
      <text:p text:style-name="P22"><text:span text:style-name="T24"/></text:p>
      <text:p text:style-name="P22"><text:span text:style-name="T24">//ptr[0]:</text:span></text:p>
      <text:p text:style-name="P22"><text:span text:style-name="T24">//0 - not written, not ready for reading</text:span></text:p>
      <text:p text:style-name="P22"><text:span text:style-name="T24">//1 - written, ready for reading</text:span></text:p>
      <text:p text:style-name="P22"><text:span text:style-name="T24">//2 - end this</text:span></text:p>
      <text:p text:style-name="P22"><text:span text:style-name="T24"/></text:p>
      <text:p text:style-name="P22"><text:span text:style-name="T24">int main(int argc, char *argv[])</text:span></text:p>
      <text:p text:style-name="P22"><text:span text:style-name="T24">{</text:span></text:p>
      <text:p text:style-name="P22"><text:span text:style-name="T24"><text:tab/>if (argc != 2)</text:span></text:p>
      <text:p text:style-name="P22"><text:span text:style-name="T24"><text:tab/>{</text:span></text:p>
      <text:p text:style-name="P22"><text:span text:style-name="T24"><text:tab/><text:tab/>printf("2 arguments expected\n");</text:span></text:p>
      <text:p text:style-name="P22"><text:soft-page-break/><text:span text:style-name="T24"><text:tab/><text:tab/>return 1;</text:span></text:p>
      <text:p text:style-name="P22"><text:span text:style-name="T24"><text:tab/>}</text:span></text:p>
      <text:p text:style-name="P22"><text:span text:style-name="T24"><text:tab/>else if (strlen(argv[1]) &gt; 255)</text:span></text:p>
      <text:p text:style-name="P22"><text:span text:style-name="T24"><text:tab/>{</text:span></text:p>
      <text:p text:style-name="P22"><text:span text:style-name="T24"><text:tab/><text:tab/>printf("Incorrect argument\n");</text:span></text:p>
      <text:p text:style-name="P22"><text:span text:style-name="T24"><text:tab/><text:tab/>return 2;</text:span></text:p>
      <text:p text:style-name="P22"><text:span text:style-name="T24"><text:tab/>}</text:span></text:p>
      <text:p text:style-name="P22"><text:span text:style-name="T24"/></text:p>
      <text:p text:style-name="P22"><text:span text:style-name="T24"><text:tab/>fd = open("comm", O_RDWR | O_CREAT | O_TRUNC, 0777);</text:span></text:p>
      <text:p text:style-name="P22"><text:span text:style-name="T24"><text:tab/>if (fd &lt; 0)</text:span></text:p>
      <text:p text:style-name="P22"><text:span text:style-name="T24"><text:tab/>{</text:span></text:p>
      <text:p text:style-name="P22"><text:span text:style-name="T24"><text:tab/><text:tab/>printf("Opening a file error\n");</text:span></text:p>
      <text:p text:style-name="P22"><text:span text:style-name="T24"><text:tab/><text:tab/>return 3;</text:span></text:p>
      <text:p text:style-name="P22"><text:span text:style-name="T24"><text:tab/>}</text:span></text:p>
      <text:p text:style-name="P22"><text:span text:style-name="T24"><text:tab/>status = ftruncate(fd, 2*sizeof(float)); <text:s text:c="6"/>//обрезание файла до размера 2*sizeof(float)</text:span></text:p>
      <text:p text:style-name="P22"><text:span text:style-name="T24"><text:tab/>if (status &lt; 0)</text:span></text:p>
      <text:p text:style-name="P22"><text:span text:style-name="T24"><text:tab/>{</text:span></text:p>
      <text:p text:style-name="P22"><text:span text:style-name="T24"><text:tab/><text:tab/>printf("Changing a length of the file error\n");</text:span></text:p>
      <text:p text:style-name="P22"><text:span text:style-name="T24"><text:tab/><text:tab/>return 4;</text:span></text:p>
      <text:p text:style-name="P22"><text:span text:style-name="T24"><text:tab/>}</text:span></text:p>
      <text:p text:style-name="P22"><text:span text:style-name="T24"><text:tab/>ptr = mmap(NULL, 2*sizeof(float), PROT_WRITE | PROT_READ, MAP_SHARED, fd, 0); <text:s text:c="2"/>//отображение файла, на который ссылается файловый дескриптор fd, в память процесса <text:s text:c="36"/>//функция mmap возвращает указатель на начало отображенной памяти</text:span></text:p>
      <text:p text:style-name="P22"><text:span text:style-name="T24"><text:tab/>if (ptr == MAP_FAILED)</text:span></text:p>
      <text:p text:style-name="P22"><text:span text:style-name="T24"><text:tab/>{</text:span></text:p>
      <text:p text:style-name="P22"><text:span text:style-name="T24"><text:tab/><text:tab/>printf("MMAP error\n");</text:span></text:p>
      <text:p text:style-name="P22"><text:span text:style-name="T24"><text:tab/><text:tab/>return 5;</text:span></text:p>
      <text:p text:style-name="P22"><text:span text:style-name="T24"><text:tab/>}</text:span></text:p>
      <text:p text:style-name="P22"><text:span text:style-name="T24"/></text:p>
      <text:p text:style-name="P22"><text:span text:style-name="T24"><text:tab/>ptr[0] = 0.0;</text:span></text:p>
      <text:p text:style-name="P22"><text:span text:style-name="T24"/></text:p>
      <text:p text:style-name="P22"><text:span text:style-name="T24"><text:tab/>id = fork();</text:span></text:p>
      <text:p text:style-name="P22"><text:span text:style-name="T24"><text:tab/>if (id &lt; 0)</text:span></text:p>
      <text:p text:style-name="P22"><text:span text:style-name="T24"><text:tab/>{</text:span></text:p>
      <text:p text:style-name="P22"><text:span text:style-name="T24"><text:tab/><text:tab/>printf("Fork error\n");</text:span></text:p>
      <text:p text:style-name="P22"><text:span text:style-name="T24"><text:tab/><text:tab/>return 6;</text:span></text:p>
      <text:p text:style-name="P22"><text:span text:style-name="T24"><text:tab/>}</text:span></text:p>
      <text:p text:style-name="P22"><text:span text:style-name="T24"><text:tab/>else if (id &gt; 0)</text:span></text:p>
      <text:p text:style-name="P22"><text:span text:style-name="T24"><text:tab/>{</text:span></text:p>
      <text:p text:style-name="P22"><text:span text:style-name="T24"><text:tab/><text:tab/>while (1)</text:span></text:p>
      <text:p text:style-name="P22"><text:span text:style-name="T24"><text:tab/><text:tab/>{</text:span></text:p>
      <text:p text:style-name="P22"><text:span text:style-name="T24"><text:tab/><text:tab/><text:tab/>while (ptr[0] == 1) <text:s text:c="13"/>//цикл ожидает, пока основной процесс не укажет, что данные готовы для чтения</text:span></text:p>
      <text:p text:style-name="P22"><text:span text:style-name="T24"><text:tab/><text:tab/><text:tab/>{</text:span></text:p>
      <text:p text:style-name="P22"><text:span text:style-name="T24"><text:tab/><text:tab/><text:tab/>}</text:span></text:p>
      <text:p text:style-name="P22"><text:span text:style-name="T24"><text:tab/><text:tab/><text:tab/>status = scanf("%f", &amp;send_msg);</text:span></text:p>
      <text:p text:style-name="P22"><text:span text:style-name="T24"><text:tab/><text:tab/><text:tab/>if (status &gt; 0)</text:span></text:p>
      <text:p text:style-name="P22"><text:span text:style-name="T24"><text:tab/><text:tab/><text:tab/>{</text:span></text:p>
      <text:p text:style-name="P22"><text:span text:style-name="T24"><text:tab/><text:tab/><text:tab/><text:tab/>ptr[1] = send_msg;</text:span></text:p>
      <text:p text:style-name="P22"><text:span text:style-name="T24"><text:tab/><text:tab/><text:tab/><text:tab/>ptr[0] = 1;</text:span></text:p>
      <text:p text:style-name="P22"><text:soft-page-break/><text:span text:style-name="T24"><text:tab/><text:tab/><text:tab/>}</text:span></text:p>
      <text:p text:style-name="P22"><text:span text:style-name="T24"><text:tab/><text:tab/><text:tab/>else</text:span></text:p>
      <text:p text:style-name="P22"><text:span text:style-name="T24"><text:tab/><text:tab/><text:tab/>{</text:span></text:p>
      <text:p text:style-name="P22"><text:span text:style-name="T24"><text:tab/><text:tab/><text:tab/><text:tab/>printf("End\n");</text:span></text:p>
      <text:p text:style-name="P22"><text:span text:style-name="T24"><text:tab/><text:tab/><text:tab/><text:tab/>ptr[0] = 2.0;</text:span></text:p>
      <text:p text:style-name="P22"><text:span text:style-name="T24"><text:tab/><text:tab/><text:tab/><text:tab/>break;</text:span></text:p>
      <text:p text:style-name="P22"><text:span text:style-name="T24"><text:tab/><text:tab/><text:tab/>}</text:span></text:p>
      <text:p text:style-name="P22"><text:span text:style-name="T24"><text:tab/><text:tab/>}</text:span></text:p>
      <text:p text:style-name="P22"><text:span text:style-name="T24"><text:tab/><text:tab/>close(fd);</text:span></text:p>
      <text:p text:style-name="P22"><text:span text:style-name="T24"><text:tab/><text:tab/>status = munmap(ptr, 2*sizeof(float)); <text:s text:c="2"/>//отключение отображения области памяти, на которую указывает ptr</text:span></text:p>
      <text:p text:style-name="P22"><text:span text:style-name="T24"><text:tab/><text:tab/>if (status &lt; 0)</text:span></text:p>
      <text:p text:style-name="P22"><text:span text:style-name="T24"><text:tab/><text:tab/>{</text:span></text:p>
      <text:p text:style-name="P22"><text:span text:style-name="T24"><text:tab/><text:tab/><text:tab/>printf("Closing the memory-mapped file error\n");</text:span></text:p>
      <text:p text:style-name="P22"><text:span text:style-name="T24"><text:tab/><text:tab/><text:tab/>return 7;</text:span></text:p>
      <text:p text:style-name="P22"><text:span text:style-name="T24"><text:tab/><text:tab/>}</text:span></text:p>
      <text:p text:style-name="P22"><text:span text:style-name="T24"><text:tab/>}</text:span></text:p>
      <text:p text:style-name="P22"><text:span text:style-name="T24"><text:tab/>else</text:span></text:p>
      <text:p text:style-name="P22"><text:span text:style-name="T24"><text:tab/>{</text:span></text:p>
      <text:p text:style-name="P22"><text:span text:style-name="T24"><text:tab/><text:tab/>if (execl("b.out", argv[1], (char *) NULL) &lt; 0)</text:span></text:p>
      <text:p text:style-name="P22"><text:span text:style-name="T24"><text:tab/><text:tab/>{</text:span></text:p>
      <text:p text:style-name="P22"><text:span text:style-name="T24"><text:tab/><text:tab/><text:tab/>printf("Child process loading error\n");</text:span></text:p>
      <text:p text:style-name="P22"><text:span text:style-name="T24"><text:tab/><text:tab/><text:tab/>return 8;</text:span></text:p>
      <text:p text:style-name="P22"><text:span text:style-name="T24"><text:tab/><text:tab/>}</text:span></text:p>
      <text:p text:style-name="P22"><text:span text:style-name="T24"><text:tab/><text:tab/></text:span></text:p>
      <text:p text:style-name="P22"><text:span text:style-name="T24"><text:tab/>}</text:span></text:p>
      <text:p text:style-name="P22"><text:span text:style-name="T24"><text:tab/>return 0;</text:span></text:p>
      <text:p text:style-name="P22"><text:span text:style-name="T24">}</text:span></text:p>
      <text:p text:style-name="P24"><text:span text:style-name="T24">child.c</text:span></text:p>
      <text:p text:style-name="P25"><text:span text:style-name="T24">#define _XOPEN_SOURCE 500</text:span></text:p>
      <text:p text:style-name="P25"><text:span text:style-name="T24">#include &lt;stdio.h&gt;</text:span></text:p>
      <text:p text:style-name="P25"><text:span text:style-name="T24">#include &lt;stdlib.h&gt;</text:span></text:p>
      <text:p text:style-name="P25"><text:span text:style-name="T24">#include &lt;unistd.h&gt;</text:span></text:p>
      <text:p text:style-name="P25"><text:span text:style-name="T24">#include &lt;fcntl.h&gt;</text:span></text:p>
      <text:p text:style-name="P25"><text:span text:style-name="T24">#include &lt;sys/mman.h&gt;</text:span></text:p>
      <text:p text:style-name="P25"><text:span text:style-name="T24">#include &lt;sys/types.h&gt;</text:span></text:p>
      <text:p text:style-name="P25"><text:span text:style-name="T24">#include &lt;sys/wait.h&gt;</text:span></text:p>
      <text:p text:style-name="P25"><text:span text:style-name="T24"/></text:p>
      <text:p text:style-name="P25"><text:span text:style-name="T24">int fd, status;</text:span></text:p>
      <text:p text:style-name="P25"><text:span text:style-name="T24">float get_msg, s = 0;</text:span></text:p>
      <text:p text:style-name="P25"><text:span text:style-name="T24">float *ptr;</text:span></text:p>
      <text:p text:style-name="P25"><text:span text:style-name="T24"/></text:p>
      <text:p text:style-name="P25"><text:span text:style-name="T24"/></text:p>
      <text:p text:style-name="P25"><text:span text:style-name="T24">int main(int argc, char *argv[])</text:span></text:p>
      <text:p text:style-name="P25"><text:span text:style-name="T24">{</text:span></text:p>
      <text:p text:style-name="P25"><text:span text:style-name="T24"><text:tab/>fd = open("comm", O_RDWR);</text:span></text:p>
      <text:p text:style-name="P25"><text:span text:style-name="T24"><text:tab/>if (fd &lt; 0)</text:span></text:p>
      <text:p text:style-name="P25"><text:span text:style-name="T24"><text:tab/>{</text:span></text:p>
      <text:p text:style-name="P25"><text:soft-page-break/><text:span text:style-name="T24"><text:tab/><text:tab/>printf("Opening a file error\n");</text:span></text:p>
      <text:p text:style-name="P25"><text:span text:style-name="T24"><text:tab/><text:tab/>return 9;</text:span></text:p>
      <text:p text:style-name="P25"><text:span text:style-name="T24"><text:tab/>}</text:span></text:p>
      <text:p text:style-name="P25"><text:span text:style-name="T24"><text:tab/>ptr = mmap(NULL, 2*sizeof(float), PROT_WRITE | PROT_READ, MAP_SHARED, fd, 0); <text:s/>//отображение файла, на который ссылается файловый дескриптор fd, в память процесса <text:s text:c="36"/>//функция mmap возвращает указатель на начало отображенной памяти</text:span></text:p>
      <text:p text:style-name="P25"><text:span text:style-name="T24"><text:tab/>if (ptr == MAP_FAILED)</text:span></text:p>
      <text:p text:style-name="P25"><text:span text:style-name="T24"><text:tab/>{</text:span></text:p>
      <text:p text:style-name="P25"><text:span text:style-name="T24"><text:tab/><text:tab/>printf("MMAP error\n");</text:span></text:p>
      <text:p text:style-name="P25"><text:span text:style-name="T24"><text:tab/><text:tab/>return 10;</text:span></text:p>
      <text:p text:style-name="P25"><text:span text:style-name="T24"><text:tab/>}</text:span></text:p>
      <text:p text:style-name="P25"><text:span text:style-name="T24"/></text:p>
      <text:p text:style-name="P25"><text:span text:style-name="T24"/></text:p>
      <text:p text:style-name="P25"><text:span text:style-name="T24"><text:tab/>while (1)</text:span></text:p>
      <text:p text:style-name="P25"><text:span text:style-name="T24"><text:tab/>{</text:span></text:p>
      <text:p text:style-name="P25"><text:span text:style-name="T24"><text:tab/><text:tab/>while (ptr[0] == 0.0)</text:span></text:p>
      <text:p text:style-name="P25"><text:span text:style-name="T24"><text:tab/><text:tab/>{</text:span></text:p>
      <text:p text:style-name="P25"><text:span text:style-name="T24"><text:tab/><text:tab/>}</text:span></text:p>
      <text:p text:style-name="P25"><text:span text:style-name="T24"><text:tab/><text:tab/>if (ptr[0] == 1.0)</text:span></text:p>
      <text:p text:style-name="P25"><text:span text:style-name="T24"><text:tab/><text:tab/>{</text:span></text:p>
      <text:p text:style-name="P25"><text:span text:style-name="T24"><text:tab/><text:tab/><text:tab/>get_msg = ptr[1];</text:span></text:p>
      <text:p text:style-name="P25"><text:span text:style-name="T24"><text:tab/><text:tab/><text:tab/>s += get_msg;<text:tab/><text:tab/><text:tab/></text:span></text:p>
      <text:p text:style-name="P25"><text:span text:style-name="T24"><text:tab/><text:tab/><text:tab/>ptr[0] = 0;</text:span></text:p>
      <text:p text:style-name="P25"><text:span text:style-name="T24"><text:tab/><text:tab/>}</text:span></text:p>
      <text:p text:style-name="P25"><text:span text:style-name="T24"><text:tab/><text:tab/>else //ptr[0] = 2</text:span></text:p>
      <text:p text:style-name="P25"><text:span text:style-name="T24"><text:tab/><text:tab/>{<text:tab/></text:span></text:p>
      <text:p text:style-name="P25"><text:span text:style-name="T24"><text:tab/><text:tab/><text:tab/>FILE *fout = fopen(argv[0], "w");</text:span></text:p>
      <text:p text:style-name="P25"><text:span text:style-name="T24"><text:tab/><text:tab/><text:tab/>if (fout == NULL)</text:span></text:p>
      <text:p text:style-name="P25"><text:span text:style-name="T24"><text:tab/><text:tab/><text:tab/>{</text:span></text:p>
      <text:p text:style-name="P25"><text:span text:style-name="T24"><text:tab/><text:tab/><text:tab/><text:tab/>printf("File opening error\n");</text:span></text:p>
      <text:p text:style-name="P25"><text:span text:style-name="T24"><text:tab/><text:tab/><text:tab/><text:tab/>return 11;</text:span></text:p>
      <text:p text:style-name="P25"><text:span text:style-name="T24"><text:tab/><text:tab/><text:tab/>}</text:span></text:p>
      <text:p text:style-name="P25"><text:span text:style-name="T24"><text:tab/><text:tab/><text:tab/>if (fprintf(fout, "%f\n", s) &lt;= 0)</text:span></text:p>
      <text:p text:style-name="P25"><text:span text:style-name="T24"><text:tab/><text:tab/><text:tab/>{</text:span></text:p>
      <text:p text:style-name="P25"><text:span text:style-name="T24"><text:tab/><text:tab/><text:tab/><text:tab/>printf("File writing error\n");</text:span></text:p>
      <text:p text:style-name="P25"><text:span text:style-name="T24"><text:tab/><text:tab/><text:tab/><text:tab/>return 12;</text:span></text:p>
      <text:p text:style-name="P25"><text:span text:style-name="T24"><text:tab/><text:tab/><text:tab/>}</text:span></text:p>
      <text:p text:style-name="P25"><text:span text:style-name="T24"><text:tab/><text:tab/><text:tab/>fclose(fout);</text:span></text:p>
      <text:p text:style-name="P25"><text:span text:style-name="T24"/></text:p>
      <text:p text:style-name="P25"><text:span text:style-name="T24"><text:tab/><text:tab/><text:tab/>break;</text:span></text:p>
      <text:p text:style-name="P25"><text:span text:style-name="T24"><text:tab/><text:tab/>}</text:span></text:p>
      <text:p text:style-name="P25"><text:span text:style-name="T24"><text:tab/>}</text:span></text:p>
      <text:p text:style-name="P25"><text:span text:style-name="T24"><text:tab/>close(fd);</text:span></text:p>
      <text:p text:style-name="P25"><text:span text:style-name="T24"><text:tab/>status = munmap(ptr, 2*sizeof(float));</text:span></text:p>
      <text:p text:style-name="P25"><text:span text:style-name="T24"><text:tab/>if (status &lt; 0)</text:span></text:p>
      <text:p text:style-name="P25"><text:span text:style-name="T24"><text:tab/>{</text:span></text:p>
      <text:p text:style-name="P25"><text:span text:style-name="T24"><text:tab/><text:tab/>printf("Closing the memory-mapped file error\n");</text:span></text:p>
      <text:p text:style-name="P25"><text:span text:style-name="T24"><text:tab/><text:tab/>return 13;</text:span></text:p>
      <text:p text:style-name="P25"><text:span text:style-name="T24"><text:tab/>}</text:span></text:p>
      <text:p text:style-name="P25"><text:soft-page-break/><text:span text:style-name="T24"><text:tab/>return 0;</text:span></text:p>
      <text:p text:style-name="P25"><text:span text:style-name="T24">}</text:span></text:p>
      <text:p text:style-name="P17"><text:span text:style-name="T26">Протокол работы программы</text:span></text:p>
      <text:p text:style-name="P1"><text:span text:style-name="T18"/></text:p>
      <text:p text:style-name="P5"><text:span text:style-name="T13">Тестирование:</text:span></text:p>
      <text:p text:style-name="P6">user@user-GF63-Thin-11UD:~/OSlab3$ gcc -Wall -o b.out ./child.c</text:p>
      <text:p text:style-name="P6">user@user-GF63-Thin-11UD:~/OSlab3$ gcc -Wall -o hel ./parent.c</text:p>
      <text:p text:style-name="P6">user@user-GF63-Thin-11UD:~/OSlab3$ ./hel file.txt</text:p>
      <text:p text:style-name="P6">1 2 3</text:p>
      <text:p text:style-name="P6">EOF</text:p>
      <text:p text:style-name="P6">End</text:p>
      <text:p text:style-name="P6">user@user-GF63-Thin-11UD:~/OSlab3$ cat file.txt</text:p>
      <text:p text:style-name="P6">6.000000</text:p>
      <text:p text:style-name="P6">user@user-GF63-Thin-11UD:~/OSlab3$ ./hel file.txt</text:p>
      <text:p text:style-name="P6">11 15 <text:s text:c="2"/></text:p>
      <text:p text:style-name="P6">EOF</text:p>
      <text:p text:style-name="P6">End</text:p>
      <text:p text:style-name="P6">user@user-GF63-Thin-11UD:~/OSlab3$ cat file.txt</text:p>
      <text:p text:style-name="P2"><text:span text:style-name="T35">26.000000</text:span></text:p>
      <text:p text:style-name="P2"><text:span text:style-name="T28">Strace:</text:span></text:p>
      <text:p text:style-name="P3"><text:span text:style-name="T24">user@user-GF63-Thin-11UD:~/OSlab3$ strace ./hel file.txt</text:span></text:p>
      <text:p text:style-name="P3"><text:span text:style-name="T24">execve("./hel", ["./hel", "file.txt"], 0x7ffe3b474968 /* 48 vars */) = 0</text:span></text:p>
      <text:p text:style-name="P3"><text:span text:style-name="T24">brk(NULL) <text:s text:c="30"/>= 0x5643f08ac000</text:span></text:p>
      <text:p text:style-name="P3"><text:span text:style-name="T24">arch_prctl(0x3001 /* ARCH_??? */, 0x7ffcafbd8a50) = -1 EINVAL (Недопустимы аргумент)</text:span></text:p>
      <text:p text:style-name="P3"><text:span text:style-name="T24">access("/etc/ld.so.preload", R_OK) <text:s text:c="5"/>= -1 ENOENT (Нет такого файла или каталога)</text:span></text:p>
      <text:p text:style-name="P3"><text:span text:style-name="T24">openat(AT_FDCWD, "/etc/ld.so.cache", O_RDONLY|O_CLOEXEC) = 3</text:span></text:p>
      <text:p text:style-name="P3"><text:span text:style-name="T24">fstat(3, {st_mode=S_IFREG|0644, st_size=67510, ...}) = 0</text:span></text:p>
      <text:p text:style-name="P3"><text:span text:style-name="T24">mmap(NULL, 67510, PROT_READ, MAP_PRIVATE, 3, 0) = 0x7fe5141e1000</text:span></text:p>
      <text:p text:style-name="P3"><text:span text:style-name="T24">close(3) <text:s text:c="31"/>= 0</text:span></text:p>
      <text:p text:style-name="P3"><text:span text:style-name="T24">openat(AT_FDCWD, "/lib/x86_64-linux-gnu/libc.so.6", O_RDONLY|O_CLOEXEC) = 3</text:span></text:p>
      <text:p text:style-name="P3"><text:span text:style-name="T24">read(3, "\177ELF\2\1\1\3\0\0\0\0\0\0\0\0\3\0&gt;\0\1\0\0\0\300A\2\0\0\0\0\0"..., 832) = 832</text:span></text:p>
      <text:p text:style-name="P3"><text:span text:style-name="T24">pread64(3, "\6\0\0\0\4\0\0\0@\0\0\0\0\0\0\0@\0\0\0\0\0\0\0@\0\0\0\0\0\0\0"..., 784, 64) = 784</text:span></text:p>
      <text:p text:style-name="P3"><text:span text:style-name="T24">pread64(3, "\4\0\0\0\20\0\0\0\5\0\0\0GNU\0\2\0\0\300\4\0\0\0\3\0\0\0\0\0\0\0", 32, 848) = 32</text:span></text:p>
      <text:p text:style-name="P3"><text:span text:style-name="T24">pread64(3, "\4\0\0\0\24\0\0\0\3\0\0\0GNU\0\30x\346\264ur\f|Q\226\236i\253-'o"..., 68, 880) = 68</text:span></text:p>
      <text:p text:style-name="P3"><text:span text:style-name="T24">fstat(3, {st_mode=S_IFREG|0755, st_size=2029592, ...}) = 0</text:span></text:p>
      <text:p text:style-name="P3"><text:span text:style-name="T24">mmap(NULL, 8192, PROT_READ|PROT_WRITE, MAP_PRIVATE|MAP_ANONYMOUS, -1, 0) = 0x7fe5141df000</text:span></text:p>
      <text:p text:style-name="P3"><text:span text:style-name="T24">pread64(3, "\6\0\0\0\4\0\0\0@\0\0\0\0\0\0\0@\0\0\0\0\0\0\0@\0\0\0\0\0\0\0"..., 784, 64) = 784</text:span></text:p>
      <text:p text:style-name="P3"><text:span text:style-name="T24">pread64(3, "\4\0\0\0\20\0\0\0\5\0\0\0GNU\0\2\0\0\300\4\0\0\0\3\0\0\0\0\0\0\0", 32, 848) = 32</text:span></text:p>
      <text:p text:style-name="P3"><text:soft-page-break/><text:span text:style-name="T24">pread64(3, "\4\0\0\0\24\0\0\0\3\0\0\0GNU\0\30x\346\264ur\f|Q\226\236i\253-'o"..., 68, 880) = 68</text:span></text:p>
      <text:p text:style-name="P3"><text:span text:style-name="T24">mmap(NULL, 2037344, PROT_READ, MAP_PRIVATE|MAP_DENYWRITE, 3, 0) = 0x7fe513fed000</text:span></text:p>
      <text:p text:style-name="P3"><text:span text:style-name="T24">mmap(0x7fe51400f000, 1540096, PROT_READ|PROT_EXEC, MAP_PRIVATE|MAP_FIXED|MAP_DENYWRITE, 3, 0x22000) = 0x7fe51400f000</text:span></text:p>
      <text:p text:style-name="P3"><text:span text:style-name="T24">mmap(0x7fe514187000, 319488, PROT_READ, MAP_PRIVATE|MAP_FIXED|MAP_DENYWRITE, 3, 0x19a000) = 0x7fe514187000</text:span></text:p>
      <text:p text:style-name="P3"><text:span text:style-name="T24">mmap(0x7fe5141d5000, 24576, PROT_READ|PROT_WRITE, MAP_PRIVATE|MAP_FIXED|MAP_DENYWRITE, 3, 0x1e7000) = 0x7fe5141d5000</text:span></text:p>
      <text:p text:style-name="P3"><text:span text:style-name="T24">mmap(0x7fe5141db000, 13920, PROT_READ|PROT_WRITE, MAP_PRIVATE|MAP_FIXED|MAP_ANONYMOUS, -1, 0) = 0x7fe5141db000</text:span></text:p>
      <text:p text:style-name="P3"><text:span text:style-name="T24">close(3) <text:s text:c="31"/>= 0</text:span></text:p>
      <text:p text:style-name="P3"><text:span text:style-name="T24">arch_prctl(ARCH_SET_FS, 0x7fe5141e0540) = 0</text:span></text:p>
      <text:p text:style-name="P3"><text:span text:style-name="T24">mprotect(0x7fe5141d5000, 16384, PROT_READ) = 0</text:span></text:p>
      <text:p text:style-name="P3"><text:span text:style-name="T24">mprotect(0x5643efc1e000, 4096, PROT_READ) = 0</text:span></text:p>
      <text:p text:style-name="P3"><text:span text:style-name="T24">mprotect(0x7fe51421f000, 4096, PROT_READ) = 0</text:span></text:p>
      <text:p text:style-name="P3"><text:span text:style-name="T24">munmap(0x7fe5141e1000, 67510) <text:s text:c="10"/>= 0</text:span></text:p>
      <text:p text:style-name="P3"><text:span text:style-name="T24">openat(AT_FDCWD, "comm", O_RDWR|O_CREAT|O_TRUNC, 0777) = 3</text:span></text:p>
      <text:p text:style-name="P3"><text:span text:style-name="T24">ftruncate(3, 8) <text:s text:c="24"/>= 0</text:span></text:p>
      <text:p text:style-name="P3"><text:span text:style-name="T24">mmap(NULL, 8, PROT_READ|PROT_WRITE, MAP_SHARED, 3, 0) = 0x7fe51421e000</text:span></text:p>
      <text:p text:style-name="P3"><text:span text:style-name="T24">clone(child_stack=NULL, flags=CLONE_CHILD_CLEARTID|CLONE_CHILD_SETTID|SIGCHLD, child_tidptr=0x7fe5141e0810) = 7166</text:span></text:p>
      <text:p text:style-name="P3"><text:span text:style-name="T24">fstat(0, {st_mode=S_IFCHR|0620, st_rdev=makedev(0x88, 0), ...}) = 0</text:span></text:p>
      <text:p text:style-name="P3"><text:span text:style-name="T24">brk(NULL) <text:s text:c="30"/>= 0x5643f08ac000</text:span></text:p>
      <text:p text:style-name="P3"><text:span text:style-name="T24">brk(0x5643f08cd000) <text:s text:c="20"/>= 0x5643f08cd000</text:span></text:p>
      <text:p text:style-name="P3"><text:span text:style-name="T24">read(0, </text:span></text:p>
      <text:p text:style-name="P17"><text:span text:style-name="T3">Вывод</text:span></text:p>
      <text:p text:style-name="P7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loext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margin-left="0.3cm" fo:margin-right="0.3cm" fo:margin-top="0cm" fo:margin-bottom="0.353cm" loext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  <style:text-properties fo:color="#4f81bd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loext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loext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8T20:00:00</meta:creation-date>
    <meta:initial-creator>ilya</meta:initial-creator>
    <dc:date>2023-11-16T21:46:28.900766065</dc:date>
    <meta:editing-duration>PT8M21S</meta:editing-duration>
    <meta:editing-cycles>1</meta:editing-cycles>
    <meta:document-statistic meta:table-count="0" meta:image-count="0" meta:object-count="0" meta:page-count="7" meta:paragraph-count="233" meta:word-count="875" meta:character-count="7519" meta:non-whitespace-character-count="6348"/>
    <meta:generator>LibreOffice/6.4.7.2$Linux_X86_64 LibreOffice_project/40$Build-2</meta:gener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